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levision System (TVS)</text:p>
      <text:p text:style-name="Standard"/>
      <text:p text:style-name="Standard">NSSDCA ID: 1984-125A-01</text:p>
      <text:p text:style-name="Standard">Mission Name: Vega 1</text:p>
      <text:p text:style-name="Standard">Principal Investigators:Mr. P. Cruvelier</text:p>
      <text:p text:style-name="Standard">Principal Investigators:Dr. L. Szabo</text:p>
      <text:p text:style-name="Standard">Principal Investigators:Dr. G. A. Avanesov</text:p>
      <text:p text:style-name="Standard">Description</text:p>
      <text:p text:style-name="Standard"/>
      <text:p text:style-name="Standard">The television system (TVS) consisted of a wide-angle camera (WAC), a narrow-angle camera (NAC), and an electronics block. The WAC was to be used for large-scale coma imaging and as a guide for the NAC. The basic task of the NAC was imaging the nucleus and the surrounding area of Comet Halley; that of the WAC was directing the pointing platform and its instruments to the object of examination. Both cameras used CCDs with 512 x 576 pixels each as detecting devices in the focal plane. The combined data rate for the two cameras was 48 kbps, which was not sufficient to transmit the full contents of the CCDs. Only a "window" one-tenth of the area of the CCD, around the center of brightness, was transmitted. The exposure time had to be kept short to keep image blur to a minimum, but it could not be less than 0.01 s if good sensitivity was to be achieved. The narrow-angle camera could resolve nucleus surface structures down to 200 m from a distance of 10,000 km. A set of filters (500 to 1050 nm) with a relatively wide (80 nm) passband was used in the NAC. The WAC filter covered the range 630 to 760 nm. The NAC had a focal length of 1200 mm, an f-number of f/6, and a 0.5-deg field of view; for the WAC these parameters were 100 mm, f/2, and 4 deg, respectively. In addition to the purely scientific objectives of imaging the nucleus, the cameras also had the task of providing the information needed to determine the spacecraft's trajectory relative to the nucleus.</text:p>
      <text:p text:style-name="Standard"/>
      <text:p text:style-name="Standard">Alternate Names</text:p>
      <text:p text:style-name="Standard"/>
      <text:p text:style-name="Standard"><text:s text:c="4"/>TVS</text:p>
      <text:p text:style-name="Standard"><text:s text:c="4"/>Vega1/TVS</text:p>
      <text:p text:style-name="Standard"/>
      <text:p text:style-name="Standard">Facts in Brief</text:p>
      <text:p text:style-name="Standard"/>
      <text:p text:style-name="Standard">Mass: 32 kg</text:p>
      <text:p text:style-name="Standard">Power (avg): 50 W</text:p>
      <text:p text:style-name="Standard">Bit rate (avg): 32.765 kbp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ASA Space Science Data Coordinated Archive Header</text:p>
      <text:p text:style-name="Standard">Infrared Spectrometer (IKS)</text:p>
      <text:p text:style-name="Standard"/>
      <text:p text:style-name="Standard">NSSDCA ID: 1984-125A-03</text:p>
      <text:p text:style-name="Standard">Mission Name: Vega 1</text:p>
      <text:p text:style-name="Standard">Principal Investigator:Mr. Jean Francois Crifo</text:p>
      <text:p text:style-name="Standard">Description</text:p>
      <text:p text:style-name="Standard"/>
      <text:p text:style-name="Standard">The objectives for this instrument (IKS) were to determine (1) the size, radiation capacity, and temperature of the nucleus, (2) the nature, density, distribution, and temperature of the dust, and (3) the nature, relative content, and temperature of the parent molecules of Comet Halley. The instrument had a Cassegrain telescope with a focal length of 500 mm, a diameter of 140 mm, and a field of view of 1 deg. The radiation flux was separated into three beams, each of which passed through its own filter located on a wheel spinning at up to 20 rpm. Two of the channels were devoted to the spectroscopic mode in the wavelength intervals 4000 to 8000 and 8000 to 16,000 nm. The third channel was devoted to nucleus imaging at 7000 to 14,000 nm. Three Hg-Cd-Te photoconductors cooled to 80 deg K by liquid nitrogen were used as detecting devices.</text:p>
      <text:p text:style-name="Standard"/>
      <text:p text:style-name="Standard">Alternate Names</text:p>
      <text:p text:style-name="Standard"/>
      <text:p text:style-name="Standard"><text:s text:c="4"/>IKS</text:p>
      <text:p text:style-name="Standard"><text:s text:c="4"/>Vega1/IKS</text:p>
      <text:p text:style-name="Standard"/>
      <text:p text:style-name="Standard">Facts in Brief</text:p>
      <text:p text:style-name="Standard"/>
      <text:p text:style-name="Standard">Mass: 18 kg</text:p>
      <text:p text:style-name="Standard">Power (avg): 18 W</text:p>
      <text:p text:style-name="Standard">Bit rate (avg): 2.048 kb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2T17:15:02.205000000</meta:creation-date>
    <dc:date>2021-04-22T18:14:18.860000000</dc:date>
    <meta:editing-duration>PT40M38S</meta:editing-duration>
    <meta:editing-cycles>1</meta:editing-cycles>
    <meta:document-statistic meta:table-count="0" meta:image-count="0" meta:object-count="0" meta:page-count="2" meta:paragraph-count="29" meta:word-count="500" meta:character-count="2902" meta:non-whitespace-character-count="2415"/>
    <meta:generator>LibreOffice/6.4.6.2$Windows_X86_64 LibreOffice_project/0ce51a4fd21bff07a5c061082cc82c5ed232f115</meta:generator>
  </office:meta>
</office:document-meta>
</file>